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1989c" officeooo:paragraph-rsid="0011989c"/>
    </style:style>
    <style:style style:name="T1" style:family="text">
      <style:text-properties officeooo:rsid="0011b593"/>
    </style:style>
    <style:style style:name="T2" style:family="text">
      <style:text-properties officeooo:rsid="0012788b"/>
    </style:style>
    <style:style style:name="T3" style:family="text">
      <style:text-properties officeooo:rsid="001386a2"/>
    </style:style>
    <style:style style:name="T4" style:family="text">
      <style:text-properties officeooo:rsid="00146c3f"/>
    </style:style>
    <style:style style:name="T5" style:family="text">
      <style:text-properties officeooo:rsid="0015e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pher text, first word length, and key length are inputted through #defines at the top of the code. <text:s/>This code runs one cipher text at a time as defined at the top of the file. <text:s/><text:span text:style-name="T1">It must be recompiled for each string you wish to decrypt.</text:span> <text:s/></text:p>
      <text:p text:style-name="P1"/>
      <text:p text:style-name="P1">For the code to run correctly, the key length must be less than or equal to the first word length. <text:s/>If the key length is equal to the first word length the runtime increases greatly, it decreases as the first word is comparatively longer than the key length.</text:p>
      <text:p text:style-name="P1"/>
      <text:p text:style-name="P1">Dictionary upload is the time it takes for the file to upload the dictionary from the file.</text:p>
      <text:p text:style-name="P1"/>
      <text:p text:style-name="P1">Key generation is the time it takes to crack the cipher. <text:s/><text:span text:style-name="T5">This generates all keys that produce a real first word.</text:span> <text:s/>This is the last step that<text:span text:style-name="T3">'</text:span>s actually necessary for any of the given ciphers.</text:p>
      <text:p text:style-name="P1"/>
      <text:p text:style-name="P1">Sentence check verifies that the sentence is composed only of words that exist in the dictionary. <text:s/>This is just a double check in case there is more than one key that could produce a viable first word. <text:s/>If the key length equals the first word length this check will actually be what cracks the <text:span text:style-name="T4">ciphers</text:span>, and is why <text:span text:style-name="T2">run</text:span> time increases greatly when that is the case since this <text:span text:style-name="T4">check</text:span> is done through a recursive algorithm that is not very effic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4:20:53.948495257</meta:creation-date>
    <dc:date>2016-02-23T15:16:40.670045064</dc:date>
    <meta:editing-duration>PT44M4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27" meta:character-count="1225" meta:non-whitespace-character-count="994"/>
  </office:meta>
</office:document-meta>
</file>